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7cm" fo:min-width="24.599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cm" fo:min-width="24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37cm" fo:min-width="26.001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401cm" svg:y="15.399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9</text:span><text:span text:style-name="T2">年</text:span><text:span text:style-name="T2">5</text:span><text:span text:style-name="T2">月</text:span><text:span text:style-name="T2">18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6" draw:layer="layout" svg:width="23.999cm" svg:height="12.179cm" svg:x="2cm" svg:y="6cm">
          <text:list text:style-name="L2">
            <text:list-item>
              <text:p text:style-name="P5"><text:span text:style-name="T4">「学校」とは違います（「クラブ活動」っぽい）</text:span></text:p>
            </text:list-item>
            <text:list-item>
              <text:p text:style-name="P5"><text:span text:style-name="T4">「先生」はいません。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「自主的に」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  <text:list-item>
              <text:p text:style-name="P5"><text:span text:style-name="T4">CoderDojo</text:span><text:span text:style-name="T4">は「無料の教室」ではなく「みんなで協力し合うコミュニティ」で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4">忍者を中学生・高校生に限定</text:span></text:p>
            </text:list-item>
            <text:list-item>
              <text:p text:style-name="P5"><text:span text:style-name="T4">少人数</text:span></text:p>
            </text:list-item>
            <text:list-item>
              <text:p text:style-name="P5"><text:span text:style-name="T5">テキストでのプログラミングを推奨している</text:span></text:p>
            </text:list-item>
            <text:list-item>
              <text:p text:style-name="P5"><text:span text:style-name="T5">コードを書いて作る</text:span><text:span text:style-name="T5">(</text:span><text:span text:style-name="T5">部品の寄せ集めではなく</text:span><text:span text:style-name="T5">)</text:span></text:p>
            </text:list-item>
            <text:list-item>
              <text:p text:style-name="P5"><text:span text:style-name="T5">忍者とメンターの役割が似ている</text:span><text:span text:style-name="T6"><text:line-break/></text:span><text:span text:style-name="T5">（メンターも勉強したい）（教えられたり教えたり）</text:span></text:p>
            </text:list-item>
            <text:list-item>
              <text:p text:style-name="P5"><text:span text:style-name="T5">やって楽しいからやる</text:span><text:span text:style-name="T6"><text:line-break/></text:span><text:span text:style-name="T6"><text:line-break/></text:span><text:span text:style-name="T5">いろんな</text:span><text:span text:style-name="T5">CoderDojo</text:span><text:span text:style-name="T5">があります。</text:span><text:span text:style-name="T6"><text:line-break/></text:span><text:span text:style-name="T5">他の</text:span><text:span text:style-name="T5">CoderDojo</text:span><text:span text:style-name="T5">にも行ってみてください！</text:span></text:p>
            </text:list-item>
            <text:list-item>
              <text:p text:style-name="P5"><text:span text:style-name="T5">（</text:span><text:span text:style-name="T5">CoderDojo</text:span><text:span text:style-name="T5">西宮、神戸など）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7">CoderDojo Nada </text:span><text:span text:style-name="T7">は資金は寄付金だけです。</text:span><text:span text:style-name="T8"><text:line-break/></text:span><text:span text:style-name="T8"><text:line-break/></text:span><text:span text:style-name="T7">会計報告はこちらです →</text:span><text:span text:style-name="T7"><text:line-break/></text:span><text:span text:style-name="T7"/></text:p>
            </text:list-item>
          </text:list>
          <text:p text:style-name="P5"><text:span text:style-name="T8"><text:line-break/></text:span><text:span text:style-name="T7"><text:line-break/></text:span><text:span text:style-name="T7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7">募金をしても、何も優遇されません。</text:span><text:span text:style-name="T8"><text:line-break/></text:span><text:span text:style-name="T8"><text:line-break/></text:span><text:span text:style-name="T7">募金をしなくても、何も影響しません。</text:span><text:span text:style-name="T8"><text:line-break/></text:span><text:span text:style-name="T8"><text:line-break/></text:span><text:span text:style-name="T7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6.199cm" svg:height="16.599cm" svg:x="0.6cm" svg:y="4cm">
          <text:list text:style-name="L2">
            <text:list-item>
              <text:p text:style-name="P5"><text:span text:style-name="T7">辻　雅啓（つじ　まさひろ）</text:span></text:p>
            </text:list-item>
            <text:list-item>
              <text:p text:style-name="P5"><text:span text:style-name="T7">神戸市中央区在住（三重県四日市市出身）</text:span></text:p>
            </text:list-item>
            <text:list-item>
              <text:p text:style-name="P5"><text:span text:style-name="T7">フリーランスのＳＥ・プログラマー・インストラクター</text:span></text:p>
            </text:list-item>
            <text:list-item>
              <text:p text:style-name="P5"><text:span text:style-name="T7">サポートするプログラミング言語</text:span><text:span text:style-name="T8"><text:line-break/></text:span><text:span text:style-name="T7">JavaScript, C, Java, Perl, VBA, COBOL(</text:span><text:span text:style-name="T7">業務経験あり</text:span><text:span text:style-name="T7">)</text:span><text:span text:style-name="T8"><text:line-break/></text:span><text:span text:style-name="T9">Python, C#, Swift, Scratch, MineCraft</text:span><text:span text:style-name="T9">など（趣味）</text:span><text:span text:style-name="T6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6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6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3.799cm" svg:x="2cm" svg:y="4.8cm">
          <text:list text:style-name="L2">
            <text:list-item>
              <text:p text:style-name="P5"><text:span text:style-name="T7">「ニルキューブ」ってどんなところ？</text:span></text:p>
            </text:list-item>
            <text:list-item>
              <text:p text:style-name="P5"><text:span text:style-name="T7">施設案内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自転車</text:span></text:p>
                </text:list-item>
                <text:list-item>
                  <text:p text:style-name="P8"><text:span text:style-name="T7">トイレ</text:span></text:p>
                </text:list-item>
                <text:list-item>
                  <text:p text:style-name="P8"><text:span text:style-name="T7">飲食について</text:span></text:p>
                </text:list-item>
                <text:list-item>
                  <text:p text:style-name="P8"><text:span text:style-name="T7">電源に接続</text:span></text:p>
                </text:list-item>
                <text:list-item>
                  <text:p text:style-name="P8"><text:span text:style-name="T7">wifi</text:span><text:span text:style-name="T7">（ネットワーク）に接続</text:span></text:p>
                </text:list-item>
              </text:list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7" draw:text-style-name="P9" draw:layer="layout" svg:width="24.598cm" svg:height="3.506cm" svg:x="2cm" svg:y="0.836cm">
          <text:p text:style-name="P1"><text:span text:style-name="T3">写真の公開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23.999cm" svg:height="13.799cm" svg:x="2cm" svg:y="4.8cm">
          <text:list text:style-name="L2">
            <text:list-item>
              <text:p text:style-name="P5"><text:span text:style-name="T7">ホームページおよび、</text:span><text:span text:style-name="T7">facebook</text:span><text:span text:style-name="T7">で、</text:span></text:p>
            </text:list-item>
          </text:list>
          <text:list text:style-name="L3">
            <text:list-item>
              <text:p text:style-name="P8"><text:span text:style-name="T7">活動記録を公開しています。</text:span></text:p>
              <text:p text:style-name="P8"><text:span text:style-name="T7">写真が公開されます。</text:span><text:span text:style-name="T7"><text:line-break/></text:span><text:span text:style-name="T7">名前は、イニシャル </text:span><text:span text:style-name="T7">(</text:span><text:span text:style-name="T7">例</text:span><text:span text:style-name="T7">: M. T)</text:span><text:span text:style-name="T7">で記載します。</text:span></text:p>
            </text:list-item>
            <text:list-item>
              <text:p text:style-name="P8"><text:span text:style-name="T7">不都合のある人は辻まで連絡ください。</text:span></text:p>
              <text:p text:style-name="P8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2.179cm" svg:x="2cm" svg:y="6cm">
          <text:list text:style-name="L2">
            <text:list-item>
              <text:p text:style-name="P5"><text:span text:style-name="T7">6</text:span><text:span text:style-name="T7">月</text:span><text:span text:style-name="T7">16</text:span><text:span text:style-name="T7">日（日曜日）です。</text:span><text:span text:style-name="T8"><text:line-break/></text:span><text:span text:style-name="T8"><text:line-break/></text:span><text:span text:style-name="T7">よろしくお願いし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0" draw:layer="layout" svg:width="26cm" svg:height="13.836cm" svg:x="1.4cm" svg:y="4.343cm">
          <text:list text:style-name="L2">
            <text:list-item>
              <text:p text:style-name="P5"><text:span text:style-name="T7">参照サイト</text:span><text:span text:style-name="T7">: </text:span><text:span text:style-name="T14"><text:a xlink:href="https://jr.mitou.org/" xlink:type="simple">https://jr.mitou.org/</text:a></text:span></text:p>
            </text:list-item>
            <text:list-item>
              <text:p text:style-name="P5"><text:span text:style-name="T7">独創的なアイデア、卓越した技術を持つ</text:span><text:span text:style-name="T7">17</text:span><text:span text:style-name="T7">歳以下の小中高生及び高専生を支援する</text:span></text:p>
            </text:list-item>
            <text:list-item>
              <text:p text:style-name="P5"><text:span text:style-name="T7">メリット</text:span></text:p>
            </text:list-item>
            <text:list-item>
              <text:p text:style-name="P5"><text:span text:style-name="T7">- </text:span><text:span text:style-name="T7">専門家の指導を受けられる</text:span></text:p>
            </text:list-item>
            <text:list-item>
              <text:p text:style-name="P5"><text:span text:style-name="T7">- 50</text:span><text:span text:style-name="T7">万円までの開発資金援助</text:span></text:p>
            </text:list-item>
            <text:list-item>
              <text:p text:style-name="P5"><text:span text:style-name="T7">- </text:span><text:span text:style-name="T7">開発場所・工作機械の援助</text:span></text:p>
            </text:list-item>
            <text:list-item>
              <text:p text:style-name="P5"><text:span text:style-name="T7">- </text:span><text:span text:style-name="T7">未踏事業への推薦</text:span></text:p>
            </text:list-item>
            <text:list-item>
              <text:p text:style-name="P5"><text:span text:style-name="T7">- AO</text:span><text:span text:style-name="T7">入試を受けられる</text:span><text:span text:style-name="T7">(</text:span><text:span text:style-name="T7">慶応大学</text:span><text:span text:style-name="T7">)</text:span></text:p>
            </text:list-item>
            <text:list-item>
              <text:p text:style-name="P5"><text:span text:style-name="T7">https://speakerdeck.com/ukkari/2019-mitou-junior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5-18T11:14:17.636556026</dc:date>
    <meta:editing-cycles>64</meta:editing-cycles>
    <meta:editing-duration>PT18H2M41S</meta:editing-duration>
    <meta:generator>LibreOffice/5.4.5.1$MacOSX_X86_64 LibreOffice_project/79c9829dd5d8054ec39a82dc51cd9eff340dbee8</meta:generator>
    <meta:document-statistic meta:object-count="70"/>
  </office:meta>
</office:document-meta>
</file>